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text:p>Maskerade</text:p>
          </table:table-cell>
          <table:table-cell>
            <text:p>Maskerade (https://maskerade.ai/) génère des rapport en réponse à une instruction via les actions de plusieurs « persona ».</text:p>
          </table:table-cell>
          <table:table-cell>
            <text:p>https://www.uneiaparjour.fr/maskerade/</text:p>
          </table:table-cell>
          <table:table-cell>
            <text:p>automatisation</text:p>
          </table:table-cell>
          <table:table-cell>
            <text:p>chatbot</text:p>
          </table:table-cell>
          <table:table-cell>
            <text:p/>
          </table:table-cell>
          <table:table-cell>
            <text:p/>
          </table:table-cell>
          <table:table-cell>
            <text:p/>
          </table:table-cell>
          <table:table-cell>
            <text:p/>
          </table:table-cell>
          <table:table-cell>
            <text:p>13/04/2026</text:p>
          </table:table-cell>
        </table:table-row>
        <table:table-row>
          <table:table-cell>
            <text:p>Wiki Timeline</text:p>
          </table:table-cell>
          <table:table-cell>
            <text:p>Wiki Timeline (https://wiki-timeline.com) génère des frises chronologique à partir d’un ou des articles Wikipedia (ajout via recherche ou url).</text:p>
          </table:table-cell>
          <table:table-cell>
            <text:p>https://www.uneiaparjour.fr/wiki-timeline/</text:p>
          </table:table-cell>
          <table:table-cell>
            <text:p>présentation</text:p>
          </table:table-cell>
          <table:table-cell>
            <text:p>sans compte</text:p>
          </table:table-cell>
          <table:table-cell>
            <text:p>usage illimité</text:p>
          </table:table-cell>
          <table:table-cell>
            <text:p/>
          </table:table-cell>
          <table:table-cell>
            <text:p/>
          </table:table-cell>
          <table:table-cell>
            <text:p/>
          </table:table-cell>
          <table:table-cell>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